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2f3a" officeooo:paragraph-rsid="00182f3a"/>
    </style:style>
    <style:style style:name="P2" style:family="paragraph" style:parent-style-name="Standard">
      <style:text-properties officeooo:rsid="001a0a03" officeooo:paragraph-rsid="001a0a03"/>
    </style:style>
    <style:style style:name="T1" style:family="text">
      <style:text-properties officeooo:rsid="001a0a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BA data from the last 10 years</text:p>
      <text:p text:style-name="P1"/>
      <text:p text:style-name="P1">I have downloaded the last 10 years of NBA basketball data. I want to look at how NBA scoring and general trends have changed over this time. I have each individual players statistics so I will be able to calculate season trends as well as calculate other useful statistics likes turn over percentage/ turn over ratio and true shooting percentage.</text:p>
      <text:p text:style-name="P1"/>
      <text:p text:style-name="P1">Some key statistics I will look at are; <text:span text:style-name="T1">shot distribution</text:span>, I am curious as to how the shot distribution has changed over this time frame; Shooting percentages, I want to know if players are better at shooing now and who the best scorers have been over this time frame, I’m <text:span text:style-name="T1">especially</text:span> interested in FT% as <text:span text:style-name="T1">shooting a free throw in 2025 is exactly the same as shooting on in 2015; individual players scoring and shooting splits, which players have been the best and been the biggest outliers.</text:span></text:p>
      <text:p text:style-name="P1"/>
      <text:p text:style-name="P2">These are just the initial things I have thought about looking at, I will expand what I want to look into as I get more into it.</text:p>
      <text:p text:style-name="P2"/>
      <text:p text:style-name="P2">I want to use ploty to display the graphs as I like the functionality of the application. So first thing I’m going to is create some basics graphs to get used to it. Below is a graph containing all NBA players, y is their true shooting percentage and x is their points per game. You also have the optionality to adjust the games played and show names (this is the functionality I like about this application). The games played is defaulted to 65 – 82 games played (65 games played is the minimum requirement to be eligible for all-nba team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2T21:39:22.702547400</meta:creation-date>
    <dc:date>2025-06-22T22:34:06.213136000</dc:date>
    <meta:editing-duration>PT32M</meta:editing-duration>
    <meta:editing-cycles>1</meta:editing-cycles>
    <meta:document-statistic meta:table-count="0" meta:image-count="0" meta:object-count="0" meta:page-count="1" meta:paragraph-count="5" meta:word-count="280" meta:character-count="1538" meta:non-whitespace-character-count="1261"/>
    <meta:generator>LibreOffice/25.2.4.3$Windows_X86_64 LibreOffice_project/33e196637044ead23f5c3226cde09b47731f7e27</meta:generator>
  </office:meta>
</office:document-meta>
</file>